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style:font-name="Gill Sans MT_CCJU1"/>
    </style:style>
    <style:style style:name="T9" style:family="text">
      <style:text-properties style:font-name="Gill Sans MT_CCJU1" fo:language="fr" fo:country="FR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3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8">%=B_MONTANT_VERS_ASSURE</text:span><text:span text:style-name="T9">=%</text:span><text:span text:style-name="T8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10">B_MONTANT_VERSEE_ASS</text:span>=%</text:p></table:table-cell><table:table-cell table:style-name="Table1.A1" office:value-type="string"><text:p text:style-name="P38">%=<text:span text:style-name="T10">B_MONTANT_VERSEE_ASS2=%</text:span></text:p></table:table-cell></table:table-row></table:table><text:p text:style-name="P12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41249053" text:style-name="L1">
        <text:list-item>
          <text:p text:style-name="P40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7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4:43.25</dc:date>
    <meta:print-date>2011-02-22T10:58:36</meta:print-date>
    <meta:editing-cycles>177</meta:editing-cycles>
    <meta:editing-duration>P1DT14H38M9S</meta:editing-duration>
    <meta:document-statistic meta:table-count="3" meta:image-count="0" meta:object-count="0" meta:page-count="2" meta:paragraph-count="45" meta:word-count="56" meta:character-count="1359"/>
    <meta:user-defined meta:name="Info 1"/>
    <meta:user-defined meta:name="Info 2"/>
    <meta:user-defined meta:name="Info 3"/>
    <meta:user-defined meta:name="Info 4"/>
  </office:meta>
</office:document-meta>
</file>